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style:font-size-asian="16pt" style:font-size-complex="16pt"/>
    </style:style>
    <style:style style:name="P2" style:family="paragraph" style:parent-style-name="Standard">
      <style:text-properties style:font-name="Arial" fo:font-size="16pt" style:text-underline-style="solid" style:text-underline-type="double" style:text-underline-width="auto" style:text-underline-color="font-color" style:font-size-asian="16pt" style:font-size-complex="16pt"/>
    </style:style>
    <style:style style:name="T1" style:family="text">
      <style:text-properties fo:background-color="#0066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principales conjonction de subordination</text:p>
      <text:p text:style-name="P1">quand, comme, si, <text:span text:style-name="T1">que</text:span>, lorsque, parce que,alors que, pour que, pendant que, étant <text:s/>donné que, puisque, après que, avant que, si bien que que, dès que, afin que, à moins, bien que, ainsi que, de sorte que, tandis que ...</text:p>
      <text:p text:style-name="P2"/>
      <text:p text:style-name="P1">La juxtaposition</text:p>
      <text:p text:style-name="P1"><text:tab/>Il fa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26T09:07:41.10</meta:creation-date>
    <dc:date>2020-11-26T11:05:22.16</dc:date>
    <meta:editing-duration>PT1H57M38S</meta:editing-duration>
    <meta:editing-cycles>9</meta:editing-cycles>
    <meta:generator>OpenOffice/4.1.7$Win32 OpenOffice.org_project/417m1$Build-9800</meta:generator>
    <meta:document-statistic meta:table-count="0" meta:image-count="0" meta:object-count="0" meta:page-count="1" meta:paragraph-count="4" meta:word-count="49" meta:character-count="287"/>
  </office:meta>
</office:document-meta>
</file>